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dOnlyMultiSegmentReader.ReadOnlyMultiSegmentReader( Directory directory , SegmentInfos sis , boolean close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OnlyMultiSegmentReader.ReadOnlyMultiSegmentReader( Directory directory , SegmentInfos infos , boolean closeDirectory , SegmentReader [ ] oldReaders , int [ ] oldStarts , Map oldNorms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OnlyMultiSegmentReader.acquireWrite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